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6.55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8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Words in concordance</text:p>
          </table:table-cell>
          <table:table-cell office:value-type="string">
            <text:p>References in conventional LinkedList</text:p>
          </table:table-cell>
          <table:table-cell office:value-type="string">
            <text:p>References using my implementation</text:p>
          </table:table-cell>
          <table:table-cell>
            <draw:frame table:end-cell-address="Sheet1.J21" table:end-x="0.99cm" table:end-y="0.048cm" draw:z-index="0" draw:style-name="gr1" svg:width="15.999cm" svg:height="8.999cm" svg:x="0.101cm" svg:y="0.1cm">
              <draw:object draw:notify-on-update-of-ranges="Sheet1.B1:Sheet1.B1 Sheet1.B2:Sheet1.B6 Sheet1.C1:Sheet1.C1 Sheet1.C2:Sheet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Num entries per word: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2]*(4+([.$F$1]*7))" office:value-type="float" office:value="2500">
            <text:p>2500</text:p>
          </table:table-cell>
          <table:table-cell table:formula="of:=[.A2]*([.$F$1]*6)" office:value-type="float" office:value="1800">
            <text:p>1800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table:formula="of:=[.A3]*(4+([.$F$1]*7))" office:value-type="float" office:value="25000">
            <text:p>25000</text:p>
          </table:table-cell>
          <table:table-cell table:formula="of:=[.A3]*([.$F$1]*6)" office:value-type="float" office:value="18000">
            <text:p>18000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table:formula="of:=[.A4]*(4+([.$F$1]*7))" office:value-type="float" office:value="250000">
            <text:p>250000</text:p>
          </table:table-cell>
          <table:table-cell table:formula="of:=[.A4]*([.$F$1]*6)" office:value-type="float" office:value="180000">
            <text:p>180000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table:formula="of:=[.A5]*(4+([.$F$1]*7))" office:value-type="float" office:value="2500000">
            <text:p>2500000</text:p>
          </table:table-cell>
          <table:table-cell table:formula="of:=[.A5]*([.$F$1]*6)" office:value-type="float" office:value="1800000">
            <text:p>1800000</text:p>
          </table:table-cell>
          <table:table-cell table:number-columns-repeated="3"/>
        </table:table-row>
        <table:table-row table:style-name="ro2">
          <table:table-cell office:value-type="float" office:value="161013">
            <text:p>161013</text:p>
          </table:table-cell>
          <table:table-cell table:formula="of:=[.A6]*(4+([.$F$1]*7))" office:value-type="float" office:value="4025325">
            <text:p>4025325</text:p>
          </table:table-cell>
          <table:table-cell table:formula="of:=[.A6]*([.$F$1]*6)" office:value-type="float" office:value="2898234">
            <text:p>289823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/10/2011</text:date>, <text:time>00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9T23:53:43.06</meta:creation-date>
    <dc:date>2011-10-20T00:32:46.23</dc:date>
    <meta:editing-duration>PT39M3S</meta:editing-duration>
    <meta:editing-cycles>3</meta:editing-cycles>
    <meta:generator>OpenOffice.org/3.3$Win32 OpenOffice.org_project/330m20$Build-9567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1.734cm" svg:y="0.68cm" chart:style-name="ch2"/>
        <chart:plot-area chart:style-name="ch3" table:cell-range-address="Sheet1.B1:Sheet1.C6" chart:data-source-has-labels="row" svg:x="0.77cm" svg:y="1.656cm" svg:width="14.59cm" svg:height="6.156cm">
          <chartooo:coordinate-region svg:x="0.77cm" svg:y="1.656cm" svg:width="14.59cm" svg:height="6.156cm"/>
          <chart:axis chart:dimension="x" chart:name="primary-x" chart:style-name="ch4">
            <chart:title svg:x="5.6cm" svg:y="7.993cm" chart:style-name="ch5">
              <text:p>Number of words in concordance</text:p>
            </chart:title>
          </chart:axis>
          <chart:axis chart:dimension="y" chart:name="primary-y" chart:style-name="ch6"/>
          <chart:series chart:style-name="ch7" chart:values-cell-range-address="Sheet1.B2:Sheet1.B6" chart:label-cell-address="Sheet1.B1:Sheet1.B1" chart:class="chart:line">
            <chart:data-point chart:repeated="5"/>
          </chart:series>
          <chart:series chart:style-name="ch8" chart:values-cell-range-address="Sheet1.C2:Sheet1.C6" chart:label-cell-address="Sheet1.C1:Sheet1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s in conventional LinkedList</text:p>
                <draw:g>
                  <svg:desc>Sheet1.B1:Sheet1.B1</svg:desc>
                </draw:g>
              </table:table-cell>
              <table:table-cell office:value-type="string">
                <text:p>References using my implement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B2:Sheet1.B6</svg:desc>
                </draw:g>
              </table:table-cell>
              <table:table-cell office:value-type="float" office:value="1800">
                <text:p>1800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1800000">
                <text:p>1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5325">
                <text:p>4025325</text:p>
              </table:table-cell>
              <table:table-cell office:value-type="float" office:value="2898234">
                <text:p>2898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